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96000006A2B6896045.svm" manifest:media-type=""/>
  <manifest:file-entry manifest:full-path="Pictures/2000000100000B120000011CFCA1C775.svm" manifest:media-type=""/>
  <manifest:file-entry manifest:full-path="Pictures/200000010000023B000005C7D8812EA7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&amp;1&amp;&amp;&amp;1\\&#10;\cline{2-5}&#10;&amp;1&amp;&amp;&amp;1\\&#10;\cline{2-5}&#10;&amp;1&amp;1&amp;1&amp;1\\&#10;\cline{2-5}&#10;&amp;1&amp;&amp;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}&#10;\overline{w}\overline{x}\\&#10;\overline{w} x\\&#10;$wx$\\&#10;$w$ \overline{x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ccc}&#10;\overline{y}\overline{z} &amp; \overline{y} z &amp; $yz$ &amp; $y$ 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34cm" svg:height="2.376cm" svg:x="2.794cm" svg:y="0.992cm">
          <draw:image xlink:href="Pictures/2000000100000996000006A2B6896045.svm" xlink:type="simple" xlink:show="embed" xlink:actuate="onLoad">
            <text:p/>
          </draw:image>
        </draw:frame>
        <draw:frame draw:style-name="gr2" draw:text-style-name="P1" draw:layer="layout" svg:width="0.798cm" svg:height="2.069cm" svg:x="1.905cm" svg:y="1.119cm">
          <draw:image xlink:href="Pictures/200000010000023B000005C7D8812EA7.svm" xlink:type="simple" xlink:show="embed" xlink:actuate="onLoad">
            <text:p/>
          </draw:image>
        </draw:frame>
        <draw:frame draw:style-name="gr3" draw:text-style-name="P1" draw:layer="layout" svg:width="2.921cm" svg:height="0.396cm" svg:x="3.091cm" svg:y="0.508cm">
          <draw:image xlink:href="Pictures/2000000100000B120000011CFCA1C775.svm" xlink:type="simple" xlink:show="embed" xlink:actuate="onLoad">
            <text:p/>
          </draw:image>
        </draw:frame>
        <draw:path draw:style-name="gr4" draw:text-style-name="P1" xml:id="id4" draw:id="id4" draw:layer="layout" svg:width="1.015cm" svg:height="2.285cm" svg:x="5.588cm" svg:y="1.016cm" svg:viewBox="0 0 1016 2286" svg:d="m1016 2286h-783c-117 0-233-117-233-233v-1820c0-117 116-233 233-233h149 634">
          <draw:glue-point draw:id="4" svg:x="3.75cm" svg:y="5cm"/>
          <text:p/>
        </draw:path>
        <draw:path draw:style-name="gr4" draw:text-style-name="P1" draw:layer="layout" svg:width="1.015cm" svg:height="2.285cm" draw:transform="rotate (3.1415926535892) translate (3.55600000000122cm 3.30199999999986cm)" svg:viewBox="0 0 1016 2286" svg:d="m1016 2286h-783c-117 0-233-117-233-233v-1820c0-117 116-233 233-233h149 634">
          <text:p/>
        </draw:path>
        <draw:custom-shape draw:style-name="gr5" draw:text-style-name="P1" xml:id="id2" draw:id="id2" draw:layer="layout" svg:width="3.048cm" svg:height="0.762cm" svg:x="3.048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xml:id="id3" draw:id="id3" draw:layer="layout" svg:width="0.427cm" svg:height="0.469cm" svg:x="6.558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xml:id="id1" draw:id="id1" draw:layer="layout" svg:width="0.688cm" svg:height="0.469cm" svg:x="3.63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7" draw:text-style-name="P1" draw:layer="layout" draw:type="curve" svg:x1="3.974cm" svg:y1="3.81cm" svg:x2="4.572cm" svg:y2="2.794cm" draw:start-shape="id1" draw:start-glue-point="0" draw:end-shape="id2" svg:d="m3974 3810c0-760 598-253 598-1016">
          <text:p/>
        </draw:connector>
        <draw:connector draw:style-name="gr7" draw:text-style-name="P1" draw:layer="layout" draw:type="curve" svg:x1="6.771cm" svg:y1="3.81cm" svg:x2="6.477cm" svg:y2="3.302cm" draw:start-shape="id3" draw:start-glue-point="0" draw:end-shape="id4" draw:end-glue-point="4" svg:d="m6771 3810c0-379-294-126-294-508">
          <text:p/>
        </draw:connector>
        <draw:frame draw:style-name="gr6" draw:layer="layout" svg:width="4.053cm" svg:height="0.508cm" svg:x="2.297cm" svg:y="4.57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0T19:08:09</dc:date>
    <dc:creator>kkk </dc:creator>
    <meta:generator>LibreOffice/3.3$Linux LibreOffice_project/330m19$Build-401</meta:generator>
    <meta:editing-duration>PT2H57M25S</meta:editing-duration>
    <meta:editing-cycles>13</meta:editing-cycles>
    <meta:document-statistic meta:object-count="11"/>
  </office:meta>
</office:document-meta>
</file>

<file path=Object 1/content.xml><?xml version="1.0" encoding="utf-8"?>
<math xmlns="http://www.w3.org/1998/Math/MathML">
  <semantics>
    <mover accent="true">
      <mi>z</mi>
      <mo>¯</mo>
    </mover>
    <annotation encoding="StarMath 5.0">overline{z}</annotation>
  </semantics>
</math>
</file>

<file path=Object 2/content.xml><?xml version="1.0" encoding="utf-8"?>
<math xmlns="http://www.w3.org/1998/Math/MathML">
  <semantics>
    <mi mathvariant="italic">wx</mi>
    <annotation encoding="StarMath 5.0">wx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w</mi>
            <mi>,</mi>
            <mi>x</mi>
            <mi>,</mi>
            <mi>y</mi>
            <mi>,</mi>
            <mi>z</mi>
          </mrow>
          <mo stretchy="false">)</mo>
        </mrow>
        <mo stretchy="false">=</mo>
        <mrow>
          <mi mathvariant="italic">wx</mi>
          <mo stretchy="false">+</mo>
          <mover accent="true">
            <mi>z</mi>
            <mo>¯</mo>
          </mover>
        </mrow>
      </mrow>
    </mrow>
    <annotation encoding="StarMath 5.0">F(w,x,y,z)=wx+overline{z}</annotation>
  </semantics>
</math>
</file>